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0a6cb" officeooo:paragraph-rsid="0000a6cb"/>
    </style:style>
    <style:style style:name="P2" style:family="paragraph" style:parent-style-name="Text_20_body">
      <style:text-properties officeooo:rsid="0002146e" officeooo:paragraph-rsid="0002146e"/>
    </style:style>
    <style:style style:name="P3" style:family="paragraph" style:parent-style-name="Text_20_body">
      <style:text-properties officeooo:paragraph-rsid="0002146e"/>
    </style:style>
    <style:style style:name="P4" style:family="paragraph" style:parent-style-name="Standard">
      <style:text-properties officeooo:rsid="0000a6cb" officeooo:paragraph-rsid="0000a6cb"/>
    </style:style>
    <style:style style:name="P5" style:family="paragraph" style:parent-style-name="Text_20_body">
      <style:text-properties officeooo:rsid="0002146e" officeooo:paragraph-rsid="0002146e"/>
    </style:style>
    <style:style style:name="P6" style:family="paragraph" style:parent-style-name="Heading_20_2">
      <style:text-properties officeooo:paragraph-rsid="000214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stems:</text:h>
      <text:p text:style-name="P4">autonomous base</text:p>
      <text:p text:style-name="P4">arm</text:p>
      <text:p text:style-name="P4">gripper</text:p>
      <text:p text:style-name="P4">vision</text:p>
      <text:p text:style-name="P4"/>
      <text:h text:style-name="Heading_20_1" text:outline-level="1">subsystems:</text:h>
      <text:h text:style-name="Heading_20_2" text:outline-level="2">autonomous base:</text:h>
      <text:p text:style-name="P1">SLAM – Odometry from hector</text:p>
      <text:p text:style-name="P1">Navigation – trajectory planning</text:p>
      <text:p text:style-name="P1">navigation – obstacle avoidance</text:p>
      <text:p text:style-name="P1">navigation – costmaps (local &amp; global)</text:p>
      <text:p text:style-name="P2">object avoidance – ultrasonic sensors</text:p>
      <text:p text:style-name="P2">velocity limiting – wheel encoders</text:p>
      <text:h text:style-name="Heading_20_2" text:outline-level="2">arm:</text:h>
      <text:p text:style-name="P2">Kinematic controller (IK solver)</text:p>
      <text:p text:style-name="P2">trajectory planner</text:p>
      <text:p text:style-name="P2">variable stiffness</text:p>
      <text:p text:style-name="P3"/>
      <text:h text:style-name="Heading_20_2" text:outline-level="2">vision:</text:h>
      <text:p text:style-name="P2">Camera system on robot – identification</text:p>
      <text:p text:style-name="P2">Camera system on robot – localisation</text:p>
      <text:p text:style-name="P2">Camera system on robot – remembering location</text:p>
      <text:p text:style-name="P2">Camera system on hand – identification</text:p>
      <text:p text:style-name="P2">Camera system on hand – localisation</text:p>
      <text:p text:style-name="P2">Camera system on hand – visual servoing</text:p>
      <text:p text:style-name="P2">translation of coordinate frames between camera systems</text:p>
      <text:h text:style-name="P6" text:outline-level="2">gripper:</text:h>
      <text:p text:style-name="P2">Grasping</text:p>
      <text:p text:style-name="P2">accepting commands from hand camera</text:p>
      <text:p text:style-name="P2"><text:soft-page-break/><text:tab/></text:p>
      <text:p text:style-name="P2"/>
      <text:h text:style-name="Heading_20_2" text:outline-level="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2:56:10.427794768</meta:creation-date>
    <meta:editing-duration>PT31S</meta:editing-duration>
    <meta:editing-cycles>2</meta:editing-cycles>
    <meta:generator>LibreOffice/5.1.6.2$Linux_X86_64 LibreOffice_project/10m0$Build-2</meta:generator>
    <dc:date>2018-01-07T12:56:32.890501954</dc:date>
    <meta:document-statistic meta:table-count="0" meta:image-count="0" meta:object-count="0" meta:page-count="2" meta:paragraph-count="29" meta:word-count="88" meta:character-count="685" meta:non-whitespace-character-count="612"/>
  </office:meta>
</office:document-meta>
</file>